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17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2.017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87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number-columns-repeated="1008" table:default-cell-style-name="Default"/>
        <table:table-row table:style-name="ro1"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PCB</text:p>
            <text:p>QTY</text:p>
          </table:table-cell>
          <table:table-cell table:style-name="ce6" office:value-type="string" calcext:value-type="string">
            <text:p>Designation</text:p>
          </table:table-cell>
          <table:table-cell table:style-name="ce5" office:value-type="string" calcext:value-type="string">
            <text:p>Digikey PN</text:p>
          </table:table-cell>
          <table:table-cell table:style-name="ce5" office:value-type="string" calcext:value-type="string">
            <text:p>Price@QTY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C5,C6,C7,C8,C9,C10,C11,C12,C13,C14,C15,C16,C17,C25,C26,C27,C28,C29,C30,C31,C32,C33,C34,C35,C36,C37,C43,C44,C45,C46,C47,C48,C49,C50,C51,C52,C53,C54,C55,C65,C66,C67,C68,C84,C85,C86,C87,C90,C95,C96,C97,C98,C99,C100,C101,C102,C108,C109,C110,C114,C116,C117,C118,C119,C120,C126,C148,C151,C150,C152,C154</text:p>
          </table:table-cell>
          <table:table-cell office:value-type="string" calcext:value-type="string">
            <text:p>C_080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 office:value-type="float" office:value="0.00566" calcext:value-type="float">
            <text:p>0.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1,R2,R28,R29,R30,R31,R32,R33,R34,R35,R36,R37,R38,R39,R72,R73,R74,R75,R76,R77,R78,R79,R80,R81,R82,R83,R113,R114,R115,R116,R117,R118,R119,R120,R121,R122,R123,R124,R137,R139,R140,R141,R142,R144,R146,R202,R222,R226</text:p>
          </table:table-cell>
          <table:table-cell office:value-type="string" calcext:value-type="string">
            <text:p>R_08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 office:value-type="float" office:value="0.00247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44,R15,R16,R17,R18,R19,R20,R21,R22,R23,R24,R25,R26,R27,R42,R59,R60,R61,R62,R63,R64,R65,R66,R67,R68,R69,R70,R71,R84,R85,R100,R101,R102,R103,R104,R105,R106,R107,R108,R109,R110,R111,R112,R125,R126,R138</text:p>
          </table:table-cell>
          <table:table-cell office:value-type="string" calcext:value-type="string">
            <text:p>R_0805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 office:value-type="float" office:value="0.00247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Q1,Q2,Q3,Q4,Q5,Q6,Q7,Q8,Q9,Q10,Q11,Q12,Q14,Q15,Q16,Q17,Q18,Q19,Q20,Q21,Q22,Q23,Q24,Q25,Q27,Q28,Q29,Q30,Q31,Q32,Q33,Q34,Q35,Q36,Q37,Q38,Q44,Q46</text:p>
          </table:table-cell>
          <table:table-cell office:value-type="string" calcext:value-type="string">
            <text:p>SOT-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BSS308PE H6327CT-ND</text:p>
          </table:table-cell>
          <table:table-cell office:value-type="float" office:value="0.1784" calcext:value-type="float">
            <text:p>0.1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133,R149,R150,R151,R152,R153,R154,R165,R166,R167,R171,R176,R177,R178,R187,R188,R189,R190,R191,R192,R195,R196,R197,R198,R201,R203,R204,R211,R215,R217,R223,R225,R229</text:p>
          </table:table-cell>
          <table:table-cell office:value-type="string" calcext:value-type="string">
            <text:p>R_080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11-39ARTR-ND</text:p>
          </table:table-cell>
          <table:table-cell office:value-type="float" office:value="0.00213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4,C18,C38,C56,C69,C77,C89,C94,C104,C105,C111,C112,C115,C121,C123,C125,C127,C128,C134,C139,C140,C141,C142,C145,C146</text:p>
          </table:table-cell>
          <table:table-cell office:value-type="string" calcext:value-type="string">
            <text:p>C_08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 office:value-type="float" office:value="0.01493" calcext:value-type="float">
            <text:p>0.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130,R131,R132,R134,R135,R136,R160,R161,R162,R163,R164,R173,R174,R179,R193,R200,R206,R209,R212,R213,R214,R216,R219,R221,R224</text:p>
          </table:table-cell>
          <table:table-cell office:value-type="string" calcext:value-type="string">
            <text:p>R_08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 office:value-type="float" office:value="0.00247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20,C21,C23,C39,C40,C41,C58,C59,C60,C62,C3,C74,C1,C91,C92,C93,C113,C124,C149</text:p>
          </table:table-cell>
          <table:table-cell office:value-type="string" calcext:value-type="string">
            <text:p>C_08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 office:value-type="float" office:value="0.01688" calcext:value-type="float">
            <text:p>0.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40,R41,R45,R46,R86,R87,R127,R128,R159,R199,R207,R208,R210</text:p>
          </table:table-cell>
          <table:table-cell office:value-type="string" calcext:value-type="string">
            <text:p>R_0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 office:value-type="float" office:value="0.00247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61,C63,C64,C70,C81,C82,C83,C2,C73,C78,C79,C80</text:p>
          </table:table-cell>
          <table:table-cell office:value-type="string" calcext:value-type="string">
            <text:p>C_1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 office:value-type="float" office:value="0.256" calcext:value-type="float">
            <text:p>0.2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180,R181,R182,R183,R184,R185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 office:value-type="float" office:value="0.00213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145,R158,R168,R205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 office:value-type="float" office:value="0.00247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43,R129,R157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 office:value-type="float" office:value="0.00247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19,C22,C24,C42,C57,C129,C130</text:p>
          </table:table-cell>
          <table:table-cell office:value-type="string" calcext:value-type="string">
            <text:p>C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 office:value-type="float" office:value="0.02185" calcext:value-type="float">
            <text:p>0.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71,C122,C135,C136,C137,C138,C143</text:p>
          </table:table-cell>
          <table:table-cell office:value-type="string" calcext:value-type="string">
            <text:p>C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1276-2972</text:p>
          </table:table-cell>
          <table:table-cell office:value-type="float" office:value="0.0693" calcext:value-type="float">
            <text:p>0.0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H1,TH2,TH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490-2456-2-ND</text:p>
          </table:table-cell>
          <table:table-cell office:value-type="float" office:value="0.18" calcext:value-type="float">
            <text:p>0.1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2,D3,D4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T54-FDITR-ND</text:p>
          </table:table-cell>
          <table:table-cell office:value-type="float" office:value="0.135" calcext:value-type="float">
            <text:p>0.1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148,R218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17618DKR-ND</text:p>
          </table:table-cell>
          <table:table-cell office:value-type="float" office:value="0.09688" calcext:value-type="float">
            <text:p>0.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131,C13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1276-1120-1-ND</text:p>
          </table:table-cell>
          <table:table-cell office:value-type="float" office:value="0.022" calcext:value-type="float">
            <text:p>0.0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15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311-180KCRCT-ND</text:p>
          </table:table-cell>
          <table:table-cell office:value-type="float" office:value="0.00644" calcext:value-type="float">
            <text:p>0.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15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311-510KARCT-ND</text:p>
          </table:table-cell>
          <table:table-cell office:value-type="float" office:value="0.00556" calcext:value-type="float">
            <text:p>0.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3,R4,R5,R6,R7,R8,R9,R10,R11,R12,R13,R14,R47,R48,R49,R50,R51,R52,R53,R54,R55,R56,R57,R58,R88,R89,R90,R91,R92,R93,R94,R95,R96,R97,R98,R99</text:p>
          </table:table-cell>
          <table:table-cell office:value-type="string" calcext:value-type="string">
            <text:p>R_251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M2512-JW-220ELFTR-ND</text:p>
          </table:table-cell>
          <table:table-cell office:value-type="float" office:value="0.1192" calcext:value-type="float">
            <text:p>0.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Q40,Q42,Q43,Q41,Q45</text:p>
          </table:table-cell>
          <table:table-cell office:value-type="string" calcext:value-type="string">
            <text:p>SOT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_NMOS_GDSD</text:p>
          </table:table-cell>
          <table:table-cell office:value-type="string" calcext:value-type="string">
            <text:p>ZXMN3A01ZTADITR-ND</text:p>
          </table:table-cell>
          <table:table-cell office:value-type="float" office:value="0.387" calcext:value-type="float">
            <text:p>0.3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7,U8,U9,U13</text:p>
          </table:table-cell>
          <table:table-cell office:value-type="string" calcext:value-type="string">
            <text:p>ISP762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P762T</text:p>
          </table:table-cell>
          <table:table-cell office:value-type="string" calcext:value-type="string">
            <text:p>ISP762TCT-ND</text:p>
          </table:table-cell>
          <table:table-cell office:value-type="float" office:value="1.686" calcext:value-type="float">
            <text:p>1.6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Q13,Q26,Q39</text:p>
          </table:table-cell>
          <table:table-cell office:value-type="string" calcext:value-type="string">
            <text:p>SOT-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PN_BCEC</text:p>
          </table:table-cell>
          <table:table-cell office:value-type="string" calcext:value-type="string">
            <text:p>BCP56-16T1GOSTR-ND</text:p>
          </table:table-cell>
          <table:table-cell office:value-type="float" office:value="0.303" calcext:value-type="float">
            <text:p>0.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11,U12</text:p>
          </table:table-cell>
          <table:table-cell office:value-type="string" calcext:value-type="string">
            <text:p>SOIC-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1</text:p>
          </table:table-cell>
          <table:table-cell office:value-type="string" calcext:value-type="string">
            <text:p>296-12779-1-ND</text:p>
          </table:table-cell>
          <table:table-cell office:value-type="float" office:value="0.54" calcext:value-type="float">
            <text:p>0.5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32kosc_535-10242-2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SMD_4pin</text:p>
          </table:table-cell>
          <table:table-cell office:value-type="string" calcext:value-type="string">
            <text:p>535-10242-2-ND</text:p>
          </table:table-cell>
          <table:table-cell office:value-type="float" office:value="1.2" calcext:value-type="float">
            <text:p>1.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1,P2,P3</text:p>
          </table:table-cell>
          <table:table-cell office:value-type="string" calcext:value-type="string">
            <text:p>Conn_277-1232-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13</text:p>
          </table:table-cell>
          <table:table-cell office:value-type="string" calcext:value-type="string">
            <text:p>277-1232-ND</text:p>
          </table:table-cell>
          <table:table-cell office:value-type="float" office:value="4.39" calcext:value-type="float">
            <text:p>4.3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1,P2,P3</text:p>
          </table:table-cell>
          <table:table-cell office:value-type="string" calcext:value-type="string">
            <text:p>Mating conne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ew terminal 13POS</text:p>
          </table:table-cell>
          <table:table-cell office:value-type="string" calcext:value-type="string">
            <text:p>277-1202-ND</text:p>
          </table:table-cell>
          <table:table-cell office:value-type="float" office:value="13.42" calcext:value-type="float">
            <text:p>13.4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6,P8</text:p>
          </table:table-cell>
          <table:table-cell office:value-type="string" calcext:value-type="string">
            <text:p>277-5744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277-5744-ND</text:p>
          </table:table-cell>
          <table:table-cell office:value-type="float" office:value="2.24" calcext:value-type="float">
            <text:p>2.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1,T2</text:p>
          </table:table-cell>
          <table:table-cell office:value-type="string" calcext:value-type="string">
            <text:p>Trans_74901001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_7490100111</text:p>
          </table:table-cell>
          <table:table-cell office:value-type="string" calcext:value-type="string">
            <text:p>732-5711-1-ND</text:p>
          </table:table-cell>
          <table:table-cell office:value-type="float" office:value="3.15" calcext:value-type="float">
            <text:p>3.1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445-1987-2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</text:p>
          </table:table-cell>
          <table:table-cell office:value-type="string" calcext:value-type="string">
            <text:p>445-1987-2-ND</text:p>
          </table:table-cell>
          <table:table-cell office:value-type="float" office:value="1.2" calcext:value-type="float">
            <text:p>1.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Conn_175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277-5719-ND</text:p>
          </table:table-cell>
          <table:table-cell office:value-type="float" office:value="1.12" calcext:value-type="float">
            <text:p>1.1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277-5749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277-5749-ND</text:p>
          </table:table-cell>
          <table:table-cell office:value-type="float" office:value="1.74" calcext:value-type="float">
            <text:p>1.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6M1-A</text:p>
          </table:table-cell>
          <table:table-cell office:value-type="string" calcext:value-type="string">
            <text:p>ATMEGA64M1-AU-ND</text:p>
          </table:table-cell>
          <table:table-cell office:value-type="float" office:value="8.28" calcext:value-type="float">
            <text:p>8.2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USB_WM17120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WM17120-ND</text:p>
          </table:table-cell>
          <table:table-cell office:value-type="float" office:value="11.09" calcext:value-type="float">
            <text:p>11.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14</text:p>
          </table:table-cell>
          <table:table-cell office:value-type="string" calcext:value-type="string">
            <text:p>T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32UC3C_TQFP100</text:p>
          </table:table-cell>
          <table:table-cell office:value-type="string" calcext:value-type="string">
            <text:p>AT32UC3C1512C-AZT-ND</text:p>
          </table:table-cell>
          <table:table-cell office:value-type="float" office:value="15.64" calcext:value-type="float">
            <text:p>15.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571-179686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1-179686-6</text:p>
          </table:table-cell>
          <table:table-cell office:value-type="string" calcext:value-type="string">
            <text:p>Mouser, I have 1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Use DD .1SIP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Use DD SIP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9</text:p>
          </table:table-cell>
          <table:table-cell office:value-type="string" calcext:value-type="string">
            <text:p>Pin_Header_Straight_2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Use DD SIP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X1,SPARE1</text:p>
          </table:table-cell>
          <table:table-cell office:value-type="string" calcext:value-type="string">
            <text:p>XC1513TR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_SMD_4pin</text:p>
          </table:table-cell>
          <table:table-cell office:value-type="string" calcext:value-type="string">
            <text:p>XC1513TR-ND</text:p>
          </table:table-cell>
          <table:table-cell office:value-type="float" office:value="2.21" calcext:value-type="float">
            <text:p>2.2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LTC3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3646</text:p>
          </table:table-cell>
          <table:table-cell office:value-type="string" calcext:value-type="string">
            <text:p>LTC3646HMSE-1#PBF-ND</text:p>
          </table:table-cell>
          <table:table-cell office:value-type="float" office:value="7.24" calcext:value-type="float">
            <text:p>7.2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7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p</text:p>
          </table:table-cell>
          <table:table-cell office:value-type="string" calcext:value-type="string">
            <text:p>1276-1305-6-ND</text:p>
          </table:table-cell>
          <table:table-cell office:value-type="float" office:value="0.052" calcext:value-type="float">
            <text:p>0.0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R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60002</text:p>
          </table:table-cell>
          <table:table-cell office:value-type="string" calcext:value-type="string">
            <text:p>ISL60002DAH333Z-TKCT-ND</text:p>
          </table:table-cell>
          <table:table-cell office:value-type="float" office:value="2.74" calcext:value-type="float">
            <text:p>2.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SMBJ16AFSTR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BJ16AFSTR-ND</text:p>
          </table:table-cell>
          <table:table-cell office:value-type="float" office:value="0.49" calcext:value-type="float">
            <text:p>0.4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97-3281-2-ND</text:p>
          </table:table-cell>
          <table:table-cell office:value-type="float" office:value="1.09" calcext:value-type="float">
            <text:p>1.0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15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2021DR</text:p>
          </table:table-cell>
          <table:table-cell office:value-type="string" calcext:value-type="string">
            <text:p>296-26903-1-ND</text:p>
          </table:table-cell>
          <table:table-cell office:value-type="float" office:value="2.44" calcext:value-type="float">
            <text:p>2.4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office:value-type="float" office:value="3.39" calcext:value-type="float">
            <text:p>3.3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LTC6820_MS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office:value-type="float" office:value="5.48" calcext:value-type="float">
            <text:p>5.4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LTC3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3261</text:p>
          </table:table-cell>
          <table:table-cell office:value-type="string" calcext:value-type="string">
            <text:p>LTC3261EMSE#PBF-ND</text:p>
          </table:table-cell>
          <table:table-cell office:value-type="float" office:value="6.13" calcext:value-type="float">
            <text:p>6.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4,U2,U3</text:p>
          </table:table-cell>
          <table:table-cell office:value-type="string" calcext:value-type="string">
            <text:p>LTC6804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C6804-2</text:p>
          </table:table-cell>
          <table:table-cell office:value-type="string" calcext:value-type="string">
            <text:p>LTC6804HG-2#PBF-ND</text:p>
          </table:table-cell>
          <table:table-cell office:value-type="float" office:value="20.94" calcext:value-type="float">
            <text:p>20.94</text:p>
          </table:table-cell>
          <table:table-cell table:number-columns-repeated="1007"/>
        </table:table-row>
        <table:table-row table:style-name="ro2" table:number-rows-repeated="1048522">
          <table:table-cell table:number-columns-repeated="1013"/>
        </table:table-row>
        <table:table-row table:style-name="ro2"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1:Sheet1.F5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5:18:21.126705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4-21T15:20:39.192367204</dc:date>
    <meta:generator>LibreOffice/6.3.5.2$MacOSX_X86_64 LibreOffice_project/dd0751754f11728f69b42ee2af66670068624673</meta:generator>
    <meta:editing-duration>PT19H26M4S</meta:editing-duration>
    <meta:editing-cycles>17</meta:editing-cycles>
    <meta:document-statistic meta:table-count="1" meta:cell-count="318" meta:object-count="0"/>
  </office:meta>
</office:document-meta>
</file>